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bbe" officeooo:paragraph-rsid="0016abbe"/>
    </style:style>
    <style:style style:name="P2" style:family="paragraph" style:parent-style-name="Standard">
      <style:text-properties fo:color="#ff3333" officeooo:rsid="0016abbe" officeooo:paragraph-rsid="0016abbe"/>
    </style:style>
    <style:style style:name="P3" style:family="paragraph" style:parent-style-name="Standard">
      <style:text-properties fo:color="#ff3333" officeooo:rsid="0017a33f" officeooo:paragraph-rsid="0019eae3"/>
    </style:style>
    <style:style style:name="P4" style:family="paragraph" style:parent-style-name="Standard">
      <style:text-properties fo:color="#ff3333" officeooo:rsid="0017a33f" officeooo:paragraph-rsid="0017a33f"/>
    </style:style>
    <style:style style:name="P5" style:family="paragraph" style:parent-style-name="Standard">
      <style:text-properties fo:color="#ff3333" officeooo:rsid="0017a33f" officeooo:paragraph-rsid="001845b3"/>
    </style:style>
    <style:style style:name="P6" style:family="paragraph" style:parent-style-name="Standard">
      <style:text-properties fo:color="#ff3333" officeooo:rsid="0019fa83" officeooo:paragraph-rsid="0019fa83"/>
    </style:style>
    <style:style style:name="P7" style:family="paragraph" style:parent-style-name="Standard">
      <style:text-properties fo:color="#ff3333" officeooo:rsid="001bed32" officeooo:paragraph-rsid="001bed32"/>
    </style:style>
    <style:style style:name="P8" style:family="paragraph" style:parent-style-name="Standard">
      <style:text-properties officeooo:rsid="001bed32" officeooo:paragraph-rsid="001bed32"/>
    </style:style>
    <style:style style:name="T1" style:family="text">
      <style:text-properties officeooo:rsid="001845b3"/>
    </style:style>
    <style:style style:name="T2" style:family="text">
      <style:text-properties officeooo:rsid="0019eae3"/>
    </style:style>
    <style:style style:name="T3" style:family="text">
      <style:text-properties officeooo:rsid="001dcdc7"/>
    </style:style>
    <style:style style:name="T4" style:family="text">
      <style:text-properties officeooo:rsid="00205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-do OpenSARKit</text:p>
      <text:p text:style-name="P1"/>
      <text:p text:style-name="P7">- write manual</text:p>
      <text:p text:style-name="P7">- prepare presentation</text:p>
      <text:p text:style-name="P7">- create a Vbox image</text:p>
      <text:p text:style-name="P7">- establish a<text:span text:style-name="T3">n</text:span> example for courses</text:p>
      <text:p text:style-name="P7">- <text:span text:style-name="T4">implement RSGISLIB</text:span></text:p>
      <text:p text:style-name="P8"/>
      <text:p text:style-name="P2">1.) install script:</text:p>
      <text:p text:style-name="P2"/>
      <text:p text:style-name="P2">- option for choosing installation folder and create OpenSARKIT_source.bash on the fly</text:p>
      <text:p text:style-name="P2">- check for installation of software components (i.e. polsarpro, S1TBX, ASFMapready) and install only if necessary, otherwise adopt the paths to OpenSARKIT_source.bash</text:p>
      <text:p text:style-name="P2"/>
      <text:p text:style-name="P3"><text:span text:style-name="T2">2</text:span>.) K&amp;C mosaics</text:p>
      <text:p text:style-name="P3"/>
      <text:p text:style-name="P3">- login/credentials</text:p>
      <text:p text:style-name="P3">- include <text:span text:style-name="T1">option for</text:span> texture measures</text:p>
      <text:p text:style-name="P3"/>
      <text:p text:style-name="P4"><text:span text:style-name="T2">3</text:span>.) Sentinel-1</text:p>
      <text:p text:style-name="P4"/>
      <text:p text:style-name="P4">- <text:span text:style-name="T1">vv/vh GRD workflow</text:span></text:p>
      <text:p text:style-name="P4">- <text:span text:style-name="T1">multi-temporal workflow</text:span></text:p>
      <text:p text:style-name="P4"/>
      <text:p text:style-name="P4">4.) JERS</text:p>
      <text:p text:style-name="P4"/>
      <text:p text:style-name="P4">- <text:span text:style-name="T1">complete workflow</text:span></text:p>
      <text:p text:style-name="P4">- <text:span text:style-name="T1">check if multi-temporal workflwo is feasible</text:span></text:p>
      <text:p text:style-name="P4"/>
      <text:p text:style-name="P5">5.) <text:span text:style-name="T1">ERS/Envisat</text:span></text:p>
      <text:p text:style-name="P5"/>
      <text:p text:style-name="P5">- <text:span text:style-name="T1">complete workflow</text:span></text:p>
      <text:p text:style-name="P5">- <text:span text:style-name="T1">check if multi-temporal workflwo is feasible</text:span></text:p>
      <text:p text:style-name="P5"/>
      <text:p text:style-name="P5"><text:span text:style-name="T1">6.) Radarsat/Radarsat-2</text:span></text:p>
      <text:p text:style-name="P5"/>
      <text:p text:style-name="P5">- <text:span text:style-name="T1">complete workflow</text:span></text:p>
      <text:p text:style-name="P5">- <text:span text:style-name="T1">check if multi-temporal workflow is feasible</text:span></text:p>
      <text:p text:style-name="P5">- <text:span text:style-name="T1">polarimetric workflow</text:span></text:p>
      <text:p text:style-name="P5"/>
      <text:p text:style-name="P6">7.) source out functions</text:p>
      <text:p text:style-name="P6"/>
      <text:p text:style-name="P6"><text:tab/>- AOI from country or shapefile</text:p>
      <text:p text:style-name="P6"><text:tab/>- SRTM tiles</text:p>
      <text:p text:style-name="P6"><text:tab/>- K&amp;C tiles</text:p>
      <text:p text:style-name="P6"><text:s/></text:p>
      <text:p text:style-name="P6">8.) add error ex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4:31:08.183284445</meta:creation-date>
    <dc:date>2015-10-30T14:52:32.492925568</dc:date>
    <meta:editing-duration>PT19M25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38" meta:character-count="894" meta:non-whitespace-character-count="782"/>
  </office:meta>
</office:document-meta>
</file>